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using namespace std;</text:p>
      <text:p text:style-name="P1"/>
      <text:p text:style-name="P1">int searchX(int A[], int x, int size) {</text:p>
      <text:p text:style-name="P1"><text:s text:c="4"/>int i;</text:p>
      <text:p text:style-name="P1"><text:s text:c="4"/>for(i = 0; i &lt; size; i++) {</text:p>
      <text:p text:style-name="P1"><text:s text:c="8"/>if(A[i] == x) {</text:p>
      <text:p text:style-name="P1"><text:s text:c="12"/>return i;</text:p>
      <text:p text:style-name="P1"><text:s text:c="8"/>}</text:p>
      <text:p text:style-name="P1"><text:s text:c="4"/>}</text:p>
      <text:p text:style-name="P1"><text:s text:c="4"/>if(i == size) {</text:p>
      <text:p text:style-name="P1"><text:s text:c="8"/>return -1;</text:p>
      <text:p text:style-name="P1"><text:s text:c="4"/>}</text:p>
      <text:p text:style-name="P1">}</text:p>
      <text:p text:style-name="P1"/>
      <text:p text:style-name="P1">int binarySearch(int A[], int x, int size) {</text:p>
      <text:p text:style-name="P1"><text:s text:c="4"/>int si = 0, ei = size - 1;</text:p>
      <text:p text:style-name="P1"><text:s text:c="4"/>int mid = (si + ei) / 2;</text:p>
      <text:p text:style-name="P1"/>
      <text:p text:style-name="P1"><text:s text:c="4"/>while(si &lt; ei) {</text:p>
      <text:p text:style-name="P1"><text:s text:c="8"/>int mid = (si + ei) / 2;</text:p>
      <text:p text:style-name="P1"/>
      <text:p text:style-name="P1"><text:s text:c="8"/>if(x == A[mid]) {</text:p>
      <text:p text:style-name="P1"><text:s text:c="12"/>return mid;</text:p>
      <text:p text:style-name="P1"><text:s text:c="8"/>}</text:p>
      <text:p text:style-name="P1"><text:s text:c="8"/>if(x &lt; A[mid]) {</text:p>
      <text:p text:style-name="P1"><text:s text:c="12"/>ei = mid - 1;</text:p>
      <text:p text:style-name="P1"><text:s text:c="8"/>}</text:p>
      <text:p text:style-name="P1"><text:s text:c="8"/>else </text:p>
      <text:p text:style-name="P1"><text:s text:c="8"/>{</text:p>
      <text:p text:style-name="P1"><text:s text:c="12"/>si = mid + 1;</text:p>
      <text:p text:style-name="P1"><text:s text:c="8"/>}</text:p>
      <text:p text:style-name="P1"><text:s text:c="4"/>}</text:p>
      <text:p text:style-name="P1"><text:s text:c="4"/>return -1;</text:p>
      <text:p text:style-name="P1">}</text:p>
      <text:p text:style-name="P1"/>
      <text:p text:style-name="P1">int main() {</text:p>
      <text:p text:style-name="P1"><text:s text:c="4"/>int n;</text:p>
      <text:p text:style-name="P1"><text:s text:c="4"/>cin &gt;&gt; n;</text:p>
      <text:p text:style-name="P1"><text:s text:c="4"/>int arr[n];</text:p>
      <text:p text:style-name="P1"/>
      <text:p text:style-name="P1"><text:s text:c="4"/>for(int i =0; i &lt; n; i++) {</text:p>
      <text:p text:style-name="P1"><text:s text:c="8"/>cin &gt;&gt; arr[i];</text:p>
      <text:p text:style-name="P1"><text:s text:c="4"/>}</text:p>
      <text:p text:style-name="P1"/>
      <text:p text:style-name="P1"><text:s text:c="4"/>int x;</text:p>
      <text:p text:style-name="P1"><text:s text:c="4"/>cout &lt;&lt; "Element to be searched: ";</text:p>
      <text:p text:style-name="P1"><text:s text:c="4"/>cin &gt;&gt; x;</text:p>
      <text:p text:style-name="P1"/>
      <text:p text:style-name="P1"><text:s text:c="4"/>//int index = searchX(arr, x, n);</text:p>
      <text:p text:style-name="P1"><text:s text:c="4"/>int index = binarySearch(arr, x, n);</text:p>
      <text:p text:style-name="P1"/>
      <text:p text:style-name="P1"><text:s text:c="4"/>if(index == -1) {</text:p>
      <text:p text:style-name="P1"><text:s text:c="8"/>cout &lt;&lt; "Element NOT found" &lt;&lt;endl;</text:p>
      <text:p text:style-name="P1"><text:s text:c="4"/>}</text:p>
      <text:p text:style-name="P1"><text:s text:c="4"/>else {</text:p>
      <text:p text:style-name="P1"><text:s text:c="8"/>cout &lt;&lt; "Element found at: " &lt;&lt; index &lt;&lt; "th index" &lt;&lt; endl;</text:p>
      <text:p text:style-name="P1"><text:s text:c="4"/>}</text:p>
      <text:p text:style-name="P1"><text:soft-page-break/></text:p>
      <text:p text:style-name="P1"><text:s text:c="4"/>return 0;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0T18:40:39.393436585</meta:creation-date>
    <dc:date>2020-01-10T18:43:40.331714373</dc:date>
    <meta:editing-duration>PT3M2S</meta:editing-duration>
    <meta:editing-cycles>1</meta:editing-cycles>
    <meta:document-statistic meta:table-count="0" meta:image-count="0" meta:object-count="0" meta:page-count="2" meta:paragraph-count="51" meta:word-count="181" meta:character-count="978" meta:non-whitespace-character-count="587"/>
    <meta:generator>LibreOffice/6.0.7.3$Linux_X86_64 LibreOffice_project/00m0$Build-3</meta:generator>
  </office:meta>
</office:document-meta>
</file>